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477d5"/>
    </style:style>
    <style:style style:name="T1" style:family="text">
      <style:text-properties officeooo:rsid="004477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>1) Identify the following forms.</text:p>
      <text:p text:style-name="P1"/>
      <text:p text:style-name="P2">१) पन्थाः → → </text:p>
      <text:p text:style-name="P2">२) द्यावः → →</text:p>
      <text:p text:style-name="P2">३) पन्थानौ → →</text:p>
      <text:p text:style-name="P2">४) पुंसाम् → →</text:p>
      <text:p text:style-name="P2">५) पुमांसम् → →</text:p>
      <text:p text:style-name="P2">६) गाः → →</text:p>
      <text:p text:style-name="P2">७) द्योभिः → →</text:p>
      <text:p text:style-name="P2">८) द्युभ्याम् → →</text:p>
      <text:p text:style-name="P2">९) गवा → →</text:p>
      <text:p text:style-name="P2">१०) पन्थानः → →</text:p>
      <text:p text:style-name="P2">११) गाम् → →</text:p>
      <text:p text:style-name="P2">१२) दिवः → →</text:p>
      <text:p text:style-name="P2">१३) पथिभ्यः → →</text:p>
      <text:p text:style-name="P2">१४) पतिभ्यः → →</text:p>
      <text:p text:style-name="P2">१५) पथः → →</text:p>
      <text:p text:style-name="P2">१६) द्यौः → →</text:p>
      <text:p text:style-name="P2">१७) गवे → →</text:p>
      <text:p text:style-name="P2">१८) पथि → →</text:p>
      <text:p text:style-name="P2">१९) पुंसः → →</text:p>
      <text:p text:style-name="P2">२०) गोषु → →</text:p>
      <text:p text:style-name="P2">२१) दिवि → →</text:p>
      <text:p text:style-name="P2"/>
      <text:p text:style-name="P2">READING: Bhagavad-Gītā 2.57–72 – Free yourself from attachment to the material world</text:p>
      <text:p text:style-name="P2"/>
      <text:p text:style-name="P2">यः सर्वत्रानभिस्नेहस्तत्तत्प्राप्य शुभाशुभम् ।</text:p>
      <text:p text:style-name="P2">नाभिनन्दति न द्वेष्टि तस्य प्रज्ञा प्रतिष्ठिता ॥ २- ५७॥</text:p>
      <text:p text:style-name="P2">यदा संहरते चायं कू र्मो ऽङ्गानीव सर्वशः ।</text:p>
      <text:p text:style-name="P2">इन्द्रियाणीन्द्रियार्थेभ्यस्तस्य प्रज्ञा प्रतिष्ठिता ॥ २- ५८॥</text:p>
      <text:p text:style-name="P2">विषया विनिवर्तन्ते निराहारस्य देहिनः ।</text:p>
      <text:p text:style-name="P2">रसवर्जं रसो ऽप्यस्य परं दृष्ट्वा निवर्तते ॥ २- ५९॥</text:p>
      <text:p text:style-name="P2">यततो ह्यपि कौन्तेय पुरुषस्य विपश्चितः ।</text:p>
      <text:p text:style-name="P2">इन्द्रियाणि प्रमाथीनि हरन्ति प्रसभं मनः ॥ २- ६०॥</text:p>
      <text:p text:style-name="P2">तानि सर्वाणि सं यम्य युक्त आसीत मत्परः ।</text:p>
      <text:p text:style-name="P2">वशे हि यस्येन्द्रियाणि तस्य प्रज्ञा प्रतिष्ठिता ॥ २- ६१॥</text:p>
      <text:p text:style-name="P2">ध्यायतो विषयान्पुं सः सङ्गस्तेषूपजायते ।</text:p>
      <text:p text:style-name="P2">सङ्गात्संजायते कामः कामात्क्रोधो ऽभिजायते ॥ २- ६२॥</text:p>
      <text:p text:style-name="P2">क्रोधाद्भवति संमोहः संमोहात्स्मृतिविभ्रमः ।</text:p>
      <text:p text:style-name="P2">स्मृतिभ्रं शाद्बुद्धिनाशो बुद्धिनाशात्प्रणश्यति ॥ २- ६३॥<text:line-break/>रागद्वेषवियुक्तैस्तु विषयानिन्द्रियैश्चरन् ।</text:p>
      <text:p text:style-name="P2">आत्मवश्यैर्विधेयात्मा प्रसादमधिगच्छति ॥ २- ६४॥</text:p>
      <text:p text:style-name="P2">प्रसादे सर्वद<text:span text:style-name="T1">ुः</text:span>खानां हानिरस्योपजायते ।</text:p>
      <text:p text:style-name="P2">प्रसन्नचेतसो ह्याशु बुद्धिः पर्यवतिष्ठते ॥ २- ६५॥</text:p>
      <text:p text:style-name="P2">नास्ति बुद्धिरयुक्तस्य न चायुक्तस्य भावना ।</text:p>
      <text:p text:style-name="P2"><text:soft-page-break/>न चाभावयतः शान्तिरशान्तस्य कु तः सुखम् ॥ २- ६६॥</text:p>
      <text:p text:style-name="P2">इन्द्रियाणां हि चरतां यन्मनो ऽनुविधीयते ।</text:p>
      <text:p text:style-name="P2">तदस्य हरति प्रज्ञां वायुर्नावमिवाम्भसि ॥ २- ६७॥</text:p>
      <text:p text:style-name="P2">तस्माद्यस्य महाबाहो निगृहीतानि सर्वशः ।</text:p>
      <text:p text:style-name="P2">इन्द्रियाणीन्द्रियार्थेभ्यस्तस्य प्रज्ञा प्रतिष्ठिता ॥ २- ६८॥</text:p>
      <text:p text:style-name="P2">या निशा सर्वभूतानां तस्यां जागर्ति संयमी ।</text:p>
      <text:p text:style-name="P2">यस्यां जाग्रति भूतानि सा निशा पश्यतो मुनेः ॥ २- ६९॥</text:p>
      <text:p text:style-name="P2">आपूर्यमाणमचलप्रतिष्ठं समुद्रमापः प्रविशन्ति यद्वत् ।</text:p>
      <text:p text:style-name="P2">तद्वत्कामा यं प्रविशन्ति सर्वे स शान्तिमाप्नोति न कामकामी ॥ २- ७०॥</text:p>
      <text:p text:style-name="P2">विहाय कामान्यः सर्वान् पुमांश्चरति निःस्पृहः ।</text:p>
      <text:p text:style-name="P2">निर्ममो निरहंकारः स शान्तिमधिगच्छति ॥ २- ७१॥</text:p>
      <text:p text:style-name="P2">एषा ब्राह्मी स्थितिः पार्थ नैनां प्राप्य विमुह्यति ।</text:p>
      <text:p text:style-name="P2">स्थित्वास्यामन्तकाले ऽपि ब्रह्मनिर्वाणमृच्छति ॥ २- ७२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3T16:35:44.284902990</dc:date>
    <meta:editing-duration>P1DT13H9M55S</meta:editing-duration>
    <meta:editing-cycles>61</meta:editing-cycles>
    <meta:generator>LibreOffice/7.4.7.2$Linux_X86_64 LibreOffice_project/40$Build-2</meta:generator>
    <meta:document-statistic meta:table-count="0" meta:image-count="0" meta:object-count="0" meta:page-count="2" meta:paragraph-count="55" meta:word-count="314" meta:character-count="1160" meta:non-whitespace-character-count="900"/>
  </office:meta>
</office:document-meta>
</file>